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PullDown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rBouto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percentage" office:value="0.01" calcext:value-type="percentage">
            <text:p>1,00 %</text:p>
          </table:table-cell>
          <table:table-cell table:formula="of:=[.B3]*1.01" office:value-type="float" office:value="444.4" calcext:value-type="float">
            <text:p>444,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rtie</text:p>
          </table:table-cell>
          <table:table-cell table:formula="of:=([.B2]/([.B2]+[.B3]))*[.B1]" office:value-type="float" office:value="4.78927203065134" calcext:value-type="float">
            <text:p>4,78927203065134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formula="of:=[.B6]/5*1023" office:value-type="float" office:value="979.885057471264" calcext:value-type="float">
            <text:p>979,885057471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05:11:57.1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5:34:30.147000000</meta:creation-date>
    <dc:date>2019-05-12T05:18:14.598000000</dc:date>
    <meta:editing-duration>PT27M57S</meta:editing-duration>
    <meta:editing-cycles>2</meta:editing-cycles>
    <meta:generator>LibreOffice/6.1.5.2$Windows_X86_64 LibreOffice_project/90f8dcf33c87b3705e78202e3df5142b201bd805</meta:generator>
    <meta:document-statistic meta:table-count="1" meta:cell-count="12" meta:object-count="0"/>
  </office:meta>
</office:document-meta>
</file>